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  <style:text-properties fo:color="#000000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55" table:default-cell-style-name="Default"/>
        <table:table-row table:style-name="ro1">
          <table:table-cell table:style-name="ce7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1045</text:p>
          </table:table-cell>
          <table:table-cell table:style-name="ce6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5" office:value-type="string" calcext:value-type="string">
            <text:p>200528-0040</text:p>
          </table:table-cell>
          <table:table-cell table:style-name="ce5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J2</text:p>
          </table:table-cell>
          <table:table-cell table:style-name="ce16" office:value-type="string" calcext:value-type="string">
            <text:p>Amphenol ICC</text:p>
          </table:table-cell>
          <table:table-cell table:style-name="ce23" office:value-type="string" calcext:value-type="string">
            <text:p>SFW15R-2STE1LF</text:p>
          </table:table-cell>
          <table:table-cell table:style-name="ce27" office:value-type="float" office:value="2886164" calcext:value-type="float">
            <text:p>2886164</text:p>
          </table:table-cell>
          <table:table-cell table:style-name="ce16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6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6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6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6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6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6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INFINEON</text:p>
          </table:table-cell>
          <table:table-cell table:style-name="ce17" office:value-type="string" calcext:value-type="string">
            <text:p>IRFML8244TRPBF</text:p>
          </table:table-cell>
          <table:table-cell table:style-name="ce28" office:value-type="string" calcext:value-type="string">
            <text:p><text:a xlink:href="http://www.farnell.com/datasheets/1911843.pdf" xlink:type="simple">1857298</text:a></text:p>
          </table:table-cell>
          <table:table-cell table:style-name="ce17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 office:value-type="string" calcext:value-type="string">
            <text:p>flyback diode fan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6" office:value-type="string" calcext:value-type="string">
            <text:p>NCD98010XMXTAG</text:p>
          </table:table-cell>
          <table:table-cell table:style-name="ce5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21" office:value-type="string" calcext:value-type="string">
            <text:p>0685T3000-01</text:p>
          </table:table-cell>
          <table:table-cell table:style-name="ce21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21" office:value-type="string" calcext:value-type="string">
            <text:p>BGA-STD-015</text:p>
          </table:table-cell>
          <table:table-cell table:style-name="ce29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21" office:value-type="string" calcext:value-type="string">
            <text:p>22-23-2041</text:p>
          </table:table-cell>
          <table:table-cell table:style-name="ce29" office:value-type="float" office:value="1462920" calcext:value-type="float">
            <text:p>14629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13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13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11" office:value-type="float" office:value="3385294" calcext:value-type="float">
            <text:p>3385294</text:p>
          </table:table-cell>
          <table:table-cell table:style-name="ce14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12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abile with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5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5" office:value-type="string" calcext:value-type="string">
            <text:p>A98794-ND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5" office:value-type="string" calcext:value-type="string">
            <text:p>6-173977-5 </text:p>
          </table:table-cell>
          <table:table-cell table:style-name="ce25" office:value-type="string" calcext:value-type="string">
            <text:p>571-6-173977-5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5" office:value-type="string" calcext:value-type="string">
            <text:p>179227-4 <text:s/></text:p>
          </table:table-cell>
          <table:table-cell table:style-name="ce25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1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-00-0000</text:date>, <text:time style:data-style-name="N2" text:time-value="13:31:13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0</meta:editing-cycles>
    <meta:creation-date>2019-01-07T22:09:39</meta:creation-date>
    <dc:date>2021-07-29T13:33:46.211000000</dc:date>
    <meta:editing-duration>PT10H30M48S</meta:editing-duration>
    <meta:generator>LibreOffice/6.1.4.2$Windows_X86_64 LibreOffice_project/9d0f32d1f0b509096fd65e0d4bec26ddd1938fd3</meta:generator>
    <meta:document-statistic meta:table-count="1" meta:cell-count="139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